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f103" officeooo:paragraph-rsid="0000f103"/>
    </style:style>
    <style:style style:name="P2" style:family="paragraph" style:parent-style-name="Standard">
      <style:text-properties style:text-underline-style="none" officeooo:rsid="0000f103" officeooo:paragraph-rsid="0000f103"/>
    </style:style>
    <style:style style:name="T1" style:family="text">
      <style:text-properties officeooo:rsid="0000f103"/>
    </style:style>
    <style:style style:name="T2" style:family="text">
      <style:text-properties officeooo:rsid="0001f46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1f46c"/>
    </style:style>
    <style:style style:name="T5" style:family="text">
      <style:text-properties officeooo:rsid="00021f35"/>
    </style:style>
    <style:style style:name="T6" style:family="text">
      <style:text-properties officeooo:rsid="000385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er:</text:p>
      <text:p text:style-name="Standard"/>
      <text:p text:style-name="Standard">- <text:span text:style-name="T1">Terminar viento, algunas armas, rotaciones.</text:span></text:p>
      <text:p text:style-name="Standard">- <text:span text:style-name="T1">Multijugadores</text:span></text:p>
      <text:p text:style-name="Standard"/>
      <text:p text:style-name="P1">Cliente</text:p>
      <text:p text:style-name="P1">- <text:span text:style-name="T2">Animaciones de caminar(usar subpixbuf) y sacar arma (usar un gif).</text:span></text:p>
      <text:p text:style-name="P2">- <text:span text:style-name="T6">Dibujar la linea de tiro.</text:span></text:p>
      <text:p text:style-name="P2">- <text:span text:style-name="T2">Interfaz de conexión con el server (crear o unirse a partida)</text:span></text:p>
      <text:p text:style-name="P1"/>
      <text:p text:style-name="P1"/>
      <text:p text:style-name="P1"/>
      <text:p text:style-name="P1">Editor</text:p>
      <text:p text:style-name="P1">- <text:span text:style-name="T5">Corregir el problema con el boton volver</text:span></text:p>
      <text:p text:style-name="P1">- <text:span text:style-name="T6">Rotación de las vigas.</text:span></text:p>
      <text:p text:style-name="P1">- <text:span text:style-name="T5">Crear archivos Yaml. Enviar el archivo al server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9:50:37.593765396</meta:creation-date>
    <dc:date>2018-05-15T21:31:16.778510450</dc:date>
    <meta:editing-duration>PT59M48S</meta:editing-duration>
    <meta:editing-cycles>1</meta:editing-cycles>
    <meta:document-statistic meta:table-count="0" meta:image-count="0" meta:object-count="0" meta:page-count="1" meta:paragraph-count="11" meta:word-count="62" meta:character-count="356" meta:non-whitespace-character-count="304"/>
    <meta:generator>LibreOffice/5.1.6.2$Linux_X86_64 LibreOffice_project/10m0$Build-2</meta:generator>
  </office:meta>
</office:document-meta>
</file>